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date" office:date-value="2018-01-01" calcext:value-type="date">
            <text:p>01/01/18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02" calcext:value-type="date">
            <text:p>02/01/18</text:p>
          </table:table-cell>
          <table:table-cell table:formula="of:= IF([.B1]=7;1;[.B1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03" calcext:value-type="date">
            <text:p>03/01/18</text:p>
          </table:table-cell>
          <table:table-cell table:formula="of:= IF([.B2]=7;1;[.B2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04" calcext:value-type="date">
            <text:p>04/01/18</text:p>
          </table:table-cell>
          <table:table-cell table:formula="of:= IF([.B3]=7;1;[.B3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05" calcext:value-type="date">
            <text:p>05/01/18</text:p>
          </table:table-cell>
          <table:table-cell table:formula="of:= IF([.B4]=7;1;[.B4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06" calcext:value-type="date">
            <text:p>06/01/18</text:p>
          </table:table-cell>
          <table:table-cell table:formula="of:= IF([.B5]=7;1;[.B5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07" calcext:value-type="date">
            <text:p>07/01/18</text:p>
          </table:table-cell>
          <table:table-cell table:formula="of:= IF([.B6]=7;1;[.B6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08" calcext:value-type="date">
            <text:p>08/01/18</text:p>
          </table:table-cell>
          <table:table-cell table:formula="of:= IF([.B7]=7;1;[.B7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09" calcext:value-type="date">
            <text:p>09/01/18</text:p>
          </table:table-cell>
          <table:table-cell table:formula="of:= IF([.B8]=7;1;[.B8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0" calcext:value-type="date">
            <text:p>10/01/18</text:p>
          </table:table-cell>
          <table:table-cell table:formula="of:= IF([.B9]=7;1;[.B9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1" calcext:value-type="date">
            <text:p>11/01/18</text:p>
          </table:table-cell>
          <table:table-cell table:formula="of:= IF([.B10]=7;1;[.B10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2" calcext:value-type="date">
            <text:p>12/01/18</text:p>
          </table:table-cell>
          <table:table-cell table:formula="of:= IF([.B11]=7;1;[.B11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3" calcext:value-type="date">
            <text:p>13/01/18</text:p>
          </table:table-cell>
          <table:table-cell table:formula="of:= IF([.B12]=7;1;[.B12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4" calcext:value-type="date">
            <text:p>14/01/18</text:p>
          </table:table-cell>
          <table:table-cell table:formula="of:= IF([.B13]=7;1;[.B13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5" calcext:value-type="date">
            <text:p>15/01/18</text:p>
          </table:table-cell>
          <table:table-cell table:formula="of:= IF([.B14]=7;1;[.B14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6" calcext:value-type="date">
            <text:p>16/01/18</text:p>
          </table:table-cell>
          <table:table-cell table:formula="of:= IF([.B15]=7;1;[.B15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7" calcext:value-type="date">
            <text:p>17/01/18</text:p>
          </table:table-cell>
          <table:table-cell table:formula="of:= IF([.B16]=7;1;[.B16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8" calcext:value-type="date">
            <text:p>18/01/18</text:p>
          </table:table-cell>
          <table:table-cell table:formula="of:= IF([.B17]=7;1;[.B17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19" calcext:value-type="date">
            <text:p>19/01/18</text:p>
          </table:table-cell>
          <table:table-cell table:formula="of:= IF([.B18]=7;1;[.B18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0" calcext:value-type="date">
            <text:p>20/01/18</text:p>
          </table:table-cell>
          <table:table-cell table:formula="of:= IF([.B19]=7;1;[.B19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1" calcext:value-type="date">
            <text:p>21/01/18</text:p>
          </table:table-cell>
          <table:table-cell table:formula="of:= IF([.B20]=7;1;[.B20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2" calcext:value-type="date">
            <text:p>22/01/18</text:p>
          </table:table-cell>
          <table:table-cell table:formula="of:= IF([.B21]=7;1;[.B21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3" calcext:value-type="date">
            <text:p>23/01/18</text:p>
          </table:table-cell>
          <table:table-cell table:formula="of:= IF([.B22]=7;1;[.B22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4" calcext:value-type="date">
            <text:p>24/01/18</text:p>
          </table:table-cell>
          <table:table-cell table:formula="of:= IF([.B23]=7;1;[.B23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5" calcext:value-type="date">
            <text:p>25/01/18</text:p>
          </table:table-cell>
          <table:table-cell table:formula="of:= IF([.B24]=7;1;[.B24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6" calcext:value-type="date">
            <text:p>26/01/18</text:p>
          </table:table-cell>
          <table:table-cell table:formula="of:= IF([.B25]=7;1;[.B25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7" calcext:value-type="date">
            <text:p>27/01/18</text:p>
          </table:table-cell>
          <table:table-cell table:formula="of:= IF([.B26]=7;1;[.B26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8" calcext:value-type="date">
            <text:p>28/01/18</text:p>
          </table:table-cell>
          <table:table-cell table:formula="of:= IF([.B27]=7;1;[.B27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29" calcext:value-type="date">
            <text:p>29/01/18</text:p>
          </table:table-cell>
          <table:table-cell table:formula="of:= IF([.B28]=7;1;[.B28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30" calcext:value-type="date">
            <text:p>30/01/18</text:p>
          </table:table-cell>
          <table:table-cell table:formula="of:= IF([.B29]=7;1;[.B29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1-31" calcext:value-type="date">
            <text:p>31/01/18</text:p>
          </table:table-cell>
          <table:table-cell table:formula="of:= IF([.B30]=7;1;[.B30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1" calcext:value-type="date">
            <text:p>01/02/18</text:p>
          </table:table-cell>
          <table:table-cell table:formula="of:= IF([.B31]=7;1;[.B31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2" calcext:value-type="date">
            <text:p>02/02/18</text:p>
          </table:table-cell>
          <table:table-cell table:formula="of:= IF([.B32]=7;1;[.B32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3" calcext:value-type="date">
            <text:p>03/02/18</text:p>
          </table:table-cell>
          <table:table-cell table:formula="of:= IF([.B33]=7;1;[.B33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4" calcext:value-type="date">
            <text:p>04/02/18</text:p>
          </table:table-cell>
          <table:table-cell table:formula="of:= IF([.B34]=7;1;[.B34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5" calcext:value-type="date">
            <text:p>05/02/18</text:p>
          </table:table-cell>
          <table:table-cell table:formula="of:= IF([.B35]=7;1;[.B35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6" calcext:value-type="date">
            <text:p>06/02/18</text:p>
          </table:table-cell>
          <table:table-cell table:formula="of:= IF([.B36]=7;1;[.B36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7" calcext:value-type="date">
            <text:p>07/02/18</text:p>
          </table:table-cell>
          <table:table-cell table:formula="of:= IF([.B37]=7;1;[.B37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8" calcext:value-type="date">
            <text:p>08/02/18</text:p>
          </table:table-cell>
          <table:table-cell table:formula="of:= IF([.B38]=7;1;[.B38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09" calcext:value-type="date">
            <text:p>09/02/18</text:p>
          </table:table-cell>
          <table:table-cell table:formula="of:= IF([.B39]=7;1;[.B39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0" calcext:value-type="date">
            <text:p>10/02/18</text:p>
          </table:table-cell>
          <table:table-cell table:formula="of:= IF([.B40]=7;1;[.B40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1" calcext:value-type="date">
            <text:p>11/02/18</text:p>
          </table:table-cell>
          <table:table-cell table:formula="of:= IF([.B41]=7;1;[.B41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2" calcext:value-type="date">
            <text:p>12/02/18</text:p>
          </table:table-cell>
          <table:table-cell table:formula="of:= IF([.B42]=7;1;[.B42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3" calcext:value-type="date">
            <text:p>13/02/18</text:p>
          </table:table-cell>
          <table:table-cell table:formula="of:= IF([.B43]=7;1;[.B43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4" calcext:value-type="date">
            <text:p>14/02/18</text:p>
          </table:table-cell>
          <table:table-cell table:formula="of:= IF([.B44]=7;1;[.B44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5" calcext:value-type="date">
            <text:p>15/02/18</text:p>
          </table:table-cell>
          <table:table-cell table:formula="of:= IF([.B45]=7;1;[.B45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6" calcext:value-type="date">
            <text:p>16/02/18</text:p>
          </table:table-cell>
          <table:table-cell table:formula="of:= IF([.B46]=7;1;[.B46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7" calcext:value-type="date">
            <text:p>17/02/18</text:p>
          </table:table-cell>
          <table:table-cell table:formula="of:= IF([.B47]=7;1;[.B47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8" calcext:value-type="date">
            <text:p>18/02/18</text:p>
          </table:table-cell>
          <table:table-cell table:formula="of:= IF([.B48]=7;1;[.B48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19" calcext:value-type="date">
            <text:p>19/02/18</text:p>
          </table:table-cell>
          <table:table-cell table:formula="of:= IF([.B49]=7;1;[.B49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20" calcext:value-type="date">
            <text:p>20/02/18</text:p>
          </table:table-cell>
          <table:table-cell table:formula="of:= IF([.B50]=7;1;[.B50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21" calcext:value-type="date">
            <text:p>21/02/18</text:p>
          </table:table-cell>
          <table:table-cell table:formula="of:= IF([.B51]=7;1;[.B51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22" calcext:value-type="date">
            <text:p>22/02/18</text:p>
          </table:table-cell>
          <table:table-cell table:formula="of:= IF([.B52]=7;1;[.B52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23" calcext:value-type="date">
            <text:p>23/02/18</text:p>
          </table:table-cell>
          <table:table-cell table:formula="of:= IF([.B53]=7;1;[.B53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24" calcext:value-type="date">
            <text:p>24/02/18</text:p>
          </table:table-cell>
          <table:table-cell table:formula="of:= IF([.B54]=7;1;[.B54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25" calcext:value-type="date">
            <text:p>25/02/18</text:p>
          </table:table-cell>
          <table:table-cell table:formula="of:= IF([.B55]=7;1;[.B55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26" calcext:value-type="date">
            <text:p>26/02/18</text:p>
          </table:table-cell>
          <table:table-cell table:formula="of:= IF([.B56]=7;1;[.B56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27" calcext:value-type="date">
            <text:p>27/02/18</text:p>
          </table:table-cell>
          <table:table-cell table:formula="of:= IF([.B57]=7;1;[.B57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2-28" calcext:value-type="date">
            <text:p>28/02/18</text:p>
          </table:table-cell>
          <table:table-cell table:formula="of:= IF([.B58]=7;1;[.B58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1" calcext:value-type="date">
            <text:p>01/03/18</text:p>
          </table:table-cell>
          <table:table-cell table:formula="of:= IF([.B59]=7;1;[.B59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2" calcext:value-type="date">
            <text:p>02/03/18</text:p>
          </table:table-cell>
          <table:table-cell table:formula="of:= IF([.B60]=7;1;[.B60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3" calcext:value-type="date">
            <text:p>03/03/18</text:p>
          </table:table-cell>
          <table:table-cell table:formula="of:= IF([.B61]=7;1;[.B61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4" calcext:value-type="date">
            <text:p>04/03/18</text:p>
          </table:table-cell>
          <table:table-cell table:formula="of:= IF([.B62]=7;1;[.B62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5" calcext:value-type="date">
            <text:p>05/03/18</text:p>
          </table:table-cell>
          <table:table-cell table:formula="of:= IF([.B63]=7;1;[.B63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6" calcext:value-type="date">
            <text:p>06/03/18</text:p>
          </table:table-cell>
          <table:table-cell table:formula="of:= IF([.B64]=7;1;[.B64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7" calcext:value-type="date">
            <text:p>07/03/18</text:p>
          </table:table-cell>
          <table:table-cell table:formula="of:= IF([.B65]=7;1;[.B65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8" calcext:value-type="date">
            <text:p>08/03/18</text:p>
          </table:table-cell>
          <table:table-cell table:formula="of:= IF([.B66]=7;1;[.B66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09" calcext:value-type="date">
            <text:p>09/03/18</text:p>
          </table:table-cell>
          <table:table-cell table:formula="of:= IF([.B67]=7;1;[.B67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10" calcext:value-type="date">
            <text:p>10/03/18</text:p>
          </table:table-cell>
          <table:table-cell table:formula="of:= IF([.B68]=7;1;[.B68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11" calcext:value-type="date">
            <text:p>11/03/18</text:p>
          </table:table-cell>
          <table:table-cell table:formula="of:= IF([.B69]=7;1;[.B69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12" calcext:value-type="date">
            <text:p>12/03/18</text:p>
          </table:table-cell>
          <table:table-cell table:formula="of:= IF([.B70]=7;1;[.B70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13" calcext:value-type="date">
            <text:p>13/03/18</text:p>
          </table:table-cell>
          <table:table-cell table:formula="of:= IF([.B71]=7;1;[.B71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14" calcext:value-type="date">
            <text:p>14/03/18</text:p>
          </table:table-cell>
          <table:table-cell table:formula="of:= IF([.B72]=7;1;[.B72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15" calcext:value-type="date">
            <text:p>15/03/18</text:p>
          </table:table-cell>
          <table:table-cell table:formula="of:= IF([.B73]=7;1;[.B73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16" calcext:value-type="date">
            <text:p>16/03/18</text:p>
          </table:table-cell>
          <table:table-cell table:formula="of:= IF([.B74]=7;1;[.B74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17" calcext:value-type="date">
            <text:p>17/03/18</text:p>
          </table:table-cell>
          <table:table-cell table:formula="of:= IF([.B75]=7;1;[.B75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18" calcext:value-type="date">
            <text:p>18/03/18</text:p>
          </table:table-cell>
          <table:table-cell table:formula="of:= IF([.B76]=7;1;[.B76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19" calcext:value-type="date">
            <text:p>19/03/18</text:p>
          </table:table-cell>
          <table:table-cell table:formula="of:= IF([.B77]=7;1;[.B77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0" calcext:value-type="date">
            <text:p>20/03/18</text:p>
          </table:table-cell>
          <table:table-cell table:formula="of:= IF([.B78]=7;1;[.B78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1" calcext:value-type="date">
            <text:p>21/03/18</text:p>
          </table:table-cell>
          <table:table-cell table:formula="of:= IF([.B79]=7;1;[.B79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2" calcext:value-type="date">
            <text:p>22/03/18</text:p>
          </table:table-cell>
          <table:table-cell table:formula="of:= IF([.B80]=7;1;[.B80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3" calcext:value-type="date">
            <text:p>23/03/18</text:p>
          </table:table-cell>
          <table:table-cell table:formula="of:= IF([.B81]=7;1;[.B81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4" calcext:value-type="date">
            <text:p>24/03/18</text:p>
          </table:table-cell>
          <table:table-cell table:formula="of:= IF([.B82]=7;1;[.B82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5" calcext:value-type="date">
            <text:p>25/03/18</text:p>
          </table:table-cell>
          <table:table-cell table:formula="of:= IF([.B83]=7;1;[.B83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6" calcext:value-type="date">
            <text:p>26/03/18</text:p>
          </table:table-cell>
          <table:table-cell table:formula="of:= IF([.B84]=7;1;[.B84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7" calcext:value-type="date">
            <text:p>27/03/18</text:p>
          </table:table-cell>
          <table:table-cell table:formula="of:= IF([.B85]=7;1;[.B85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8" calcext:value-type="date">
            <text:p>28/03/18</text:p>
          </table:table-cell>
          <table:table-cell table:formula="of:= IF([.B86]=7;1;[.B86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29" calcext:value-type="date">
            <text:p>29/03/18</text:p>
          </table:table-cell>
          <table:table-cell table:formula="of:= IF([.B87]=7;1;[.B87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30" calcext:value-type="date">
            <text:p>30/03/18</text:p>
          </table:table-cell>
          <table:table-cell table:formula="of:= IF([.B88]=7;1;[.B88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3-31" calcext:value-type="date">
            <text:p>31/03/18</text:p>
          </table:table-cell>
          <table:table-cell table:formula="of:= IF([.B89]=7;1;[.B89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01" calcext:value-type="date">
            <text:p>01/04/18</text:p>
          </table:table-cell>
          <table:table-cell table:formula="of:= IF([.B90]=7;1;[.B90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02" calcext:value-type="date">
            <text:p>02/04/18</text:p>
          </table:table-cell>
          <table:table-cell table:formula="of:= IF([.B91]=7;1;[.B91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03" calcext:value-type="date">
            <text:p>03/04/18</text:p>
          </table:table-cell>
          <table:table-cell table:formula="of:= IF([.B92]=7;1;[.B92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04" calcext:value-type="date">
            <text:p>04/04/18</text:p>
          </table:table-cell>
          <table:table-cell table:formula="of:= IF([.B93]=7;1;[.B93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05" calcext:value-type="date">
            <text:p>05/04/18</text:p>
          </table:table-cell>
          <table:table-cell table:formula="of:= IF([.B94]=7;1;[.B94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06" calcext:value-type="date">
            <text:p>06/04/18</text:p>
          </table:table-cell>
          <table:table-cell table:formula="of:= IF([.B95]=7;1;[.B95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07" calcext:value-type="date">
            <text:p>07/04/18</text:p>
          </table:table-cell>
          <table:table-cell table:formula="of:= IF([.B96]=7;1;[.B96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08" calcext:value-type="date">
            <text:p>08/04/18</text:p>
          </table:table-cell>
          <table:table-cell table:formula="of:= IF([.B97]=7;1;[.B97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09" calcext:value-type="date">
            <text:p>09/04/18</text:p>
          </table:table-cell>
          <table:table-cell table:formula="of:= IF([.B98]=7;1;[.B98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0" calcext:value-type="date">
            <text:p>10/04/18</text:p>
          </table:table-cell>
          <table:table-cell table:formula="of:= IF([.B99]=7;1;[.B99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1" calcext:value-type="date">
            <text:p>11/04/18</text:p>
          </table:table-cell>
          <table:table-cell table:formula="of:= IF([.B100]=7;1;[.B100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2" calcext:value-type="date">
            <text:p>12/04/18</text:p>
          </table:table-cell>
          <table:table-cell table:formula="of:= IF([.B101]=7;1;[.B101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3" calcext:value-type="date">
            <text:p>13/04/18</text:p>
          </table:table-cell>
          <table:table-cell table:formula="of:= IF([.B102]=7;1;[.B102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4" calcext:value-type="date">
            <text:p>14/04/18</text:p>
          </table:table-cell>
          <table:table-cell table:formula="of:= IF([.B103]=7;1;[.B103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5" calcext:value-type="date">
            <text:p>15/04/18</text:p>
          </table:table-cell>
          <table:table-cell table:formula="of:= IF([.B104]=7;1;[.B104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6" calcext:value-type="date">
            <text:p>16/04/18</text:p>
          </table:table-cell>
          <table:table-cell table:formula="of:= IF([.B105]=7;1;[.B105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7" calcext:value-type="date">
            <text:p>17/04/18</text:p>
          </table:table-cell>
          <table:table-cell table:formula="of:= IF([.B106]=7;1;[.B106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8" calcext:value-type="date">
            <text:p>18/04/18</text:p>
          </table:table-cell>
          <table:table-cell table:formula="of:= IF([.B107]=7;1;[.B107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19" calcext:value-type="date">
            <text:p>19/04/18</text:p>
          </table:table-cell>
          <table:table-cell table:formula="of:= IF([.B108]=7;1;[.B108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20" calcext:value-type="date">
            <text:p>20/04/18</text:p>
          </table:table-cell>
          <table:table-cell table:formula="of:= IF([.B109]=7;1;[.B109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21" calcext:value-type="date">
            <text:p>21/04/18</text:p>
          </table:table-cell>
          <table:table-cell table:formula="of:= IF([.B110]=7;1;[.B110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22" calcext:value-type="date">
            <text:p>22/04/18</text:p>
          </table:table-cell>
          <table:table-cell table:formula="of:= IF([.B111]=7;1;[.B111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23" calcext:value-type="date">
            <text:p>23/04/18</text:p>
          </table:table-cell>
          <table:table-cell table:formula="of:= IF([.B112]=7;1;[.B112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24" calcext:value-type="date">
            <text:p>24/04/18</text:p>
          </table:table-cell>
          <table:table-cell table:formula="of:= IF([.B113]=7;1;[.B113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25" calcext:value-type="date">
            <text:p>25/04/18</text:p>
          </table:table-cell>
          <table:table-cell table:formula="of:= IF([.B114]=7;1;[.B114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26" calcext:value-type="date">
            <text:p>26/04/18</text:p>
          </table:table-cell>
          <table:table-cell table:formula="of:= IF([.B115]=7;1;[.B115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27" calcext:value-type="date">
            <text:p>27/04/18</text:p>
          </table:table-cell>
          <table:table-cell table:formula="of:= IF([.B116]=7;1;[.B116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28" calcext:value-type="date">
            <text:p>28/04/18</text:p>
          </table:table-cell>
          <table:table-cell table:formula="of:= IF([.B117]=7;1;[.B117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29" calcext:value-type="date">
            <text:p>29/04/18</text:p>
          </table:table-cell>
          <table:table-cell table:formula="of:= IF([.B118]=7;1;[.B118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4-30" calcext:value-type="date">
            <text:p>30/04/18</text:p>
          </table:table-cell>
          <table:table-cell table:formula="of:= IF([.B119]=7;1;[.B119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1" calcext:value-type="date">
            <text:p>01/05/18</text:p>
          </table:table-cell>
          <table:table-cell table:formula="of:= IF([.B120]=7;1;[.B120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2" calcext:value-type="date">
            <text:p>02/05/18</text:p>
          </table:table-cell>
          <table:table-cell table:formula="of:= IF([.B121]=7;1;[.B121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3" calcext:value-type="date">
            <text:p>03/05/18</text:p>
          </table:table-cell>
          <table:table-cell table:formula="of:= IF([.B122]=7;1;[.B122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4" calcext:value-type="date">
            <text:p>04/05/18</text:p>
          </table:table-cell>
          <table:table-cell table:formula="of:= IF([.B123]=7;1;[.B123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5" calcext:value-type="date">
            <text:p>05/05/18</text:p>
          </table:table-cell>
          <table:table-cell table:formula="of:= IF([.B124]=7;1;[.B124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6" calcext:value-type="date">
            <text:p>06/05/18</text:p>
          </table:table-cell>
          <table:table-cell table:formula="of:= IF([.B125]=7;1;[.B125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7" calcext:value-type="date">
            <text:p>07/05/18</text:p>
          </table:table-cell>
          <table:table-cell table:formula="of:= IF([.B126]=7;1;[.B126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8" calcext:value-type="date">
            <text:p>08/05/18</text:p>
          </table:table-cell>
          <table:table-cell table:formula="of:= IF([.B127]=7;1;[.B127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09" calcext:value-type="date">
            <text:p>09/05/18</text:p>
          </table:table-cell>
          <table:table-cell table:formula="of:= IF([.B128]=7;1;[.B128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10" calcext:value-type="date">
            <text:p>10/05/18</text:p>
          </table:table-cell>
          <table:table-cell table:formula="of:= IF([.B129]=7;1;[.B129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11" calcext:value-type="date">
            <text:p>11/05/18</text:p>
          </table:table-cell>
          <table:table-cell table:formula="of:= IF([.B130]=7;1;[.B130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12" calcext:value-type="date">
            <text:p>12/05/18</text:p>
          </table:table-cell>
          <table:table-cell table:formula="of:= IF([.B131]=7;1;[.B131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13" calcext:value-type="date">
            <text:p>13/05/18</text:p>
          </table:table-cell>
          <table:table-cell table:formula="of:= IF([.B132]=7;1;[.B132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14" calcext:value-type="date">
            <text:p>14/05/18</text:p>
          </table:table-cell>
          <table:table-cell table:formula="of:= IF([.B133]=7;1;[.B133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15" calcext:value-type="date">
            <text:p>15/05/18</text:p>
          </table:table-cell>
          <table:table-cell table:formula="of:= IF([.B134]=7;1;[.B134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16" calcext:value-type="date">
            <text:p>16/05/18</text:p>
          </table:table-cell>
          <table:table-cell table:formula="of:= IF([.B135]=7;1;[.B135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17" calcext:value-type="date">
            <text:p>17/05/18</text:p>
          </table:table-cell>
          <table:table-cell table:formula="of:= IF([.B136]=7;1;[.B136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18" calcext:value-type="date">
            <text:p>18/05/18</text:p>
          </table:table-cell>
          <table:table-cell table:formula="of:= IF([.B137]=7;1;[.B137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19" calcext:value-type="date">
            <text:p>19/05/18</text:p>
          </table:table-cell>
          <table:table-cell table:formula="of:= IF([.B138]=7;1;[.B138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20" calcext:value-type="date">
            <text:p>20/05/18</text:p>
          </table:table-cell>
          <table:table-cell table:formula="of:= IF([.B139]=7;1;[.B139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21" calcext:value-type="date">
            <text:p>21/05/18</text:p>
          </table:table-cell>
          <table:table-cell table:formula="of:= IF([.B140]=7;1;[.B140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22" calcext:value-type="date">
            <text:p>22/05/18</text:p>
          </table:table-cell>
          <table:table-cell table:formula="of:= IF([.B141]=7;1;[.B141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23" calcext:value-type="date">
            <text:p>23/05/18</text:p>
          </table:table-cell>
          <table:table-cell table:formula="of:= IF([.B142]=7;1;[.B142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24" calcext:value-type="date">
            <text:p>24/05/18</text:p>
          </table:table-cell>
          <table:table-cell table:formula="of:= IF([.B143]=7;1;[.B143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25" calcext:value-type="date">
            <text:p>25/05/18</text:p>
          </table:table-cell>
          <table:table-cell table:formula="of:= IF([.B144]=7;1;[.B144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26" calcext:value-type="date">
            <text:p>26/05/18</text:p>
          </table:table-cell>
          <table:table-cell table:formula="of:= IF([.B145]=7;1;[.B145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27" calcext:value-type="date">
            <text:p>27/05/18</text:p>
          </table:table-cell>
          <table:table-cell table:formula="of:= IF([.B146]=7;1;[.B146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28" calcext:value-type="date">
            <text:p>28/05/18</text:p>
          </table:table-cell>
          <table:table-cell table:formula="of:= IF([.B147]=7;1;[.B147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29" calcext:value-type="date">
            <text:p>29/05/18</text:p>
          </table:table-cell>
          <table:table-cell table:formula="of:= IF([.B148]=7;1;[.B148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30" calcext:value-type="date">
            <text:p>30/05/18</text:p>
          </table:table-cell>
          <table:table-cell table:formula="of:= IF([.B149]=7;1;[.B149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5-31" calcext:value-type="date">
            <text:p>31/05/18</text:p>
          </table:table-cell>
          <table:table-cell table:formula="of:= IF([.B150]=7;1;[.B150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01" calcext:value-type="date">
            <text:p>01/06/18</text:p>
          </table:table-cell>
          <table:table-cell table:formula="of:= IF([.B151]=7;1;[.B151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02" calcext:value-type="date">
            <text:p>02/06/18</text:p>
          </table:table-cell>
          <table:table-cell table:formula="of:= IF([.B152]=7;1;[.B152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03" calcext:value-type="date">
            <text:p>03/06/18</text:p>
          </table:table-cell>
          <table:table-cell table:formula="of:= IF([.B153]=7;1;[.B153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04" calcext:value-type="date">
            <text:p>04/06/18</text:p>
          </table:table-cell>
          <table:table-cell table:formula="of:= IF([.B154]=7;1;[.B154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05" calcext:value-type="date">
            <text:p>05/06/18</text:p>
          </table:table-cell>
          <table:table-cell table:formula="of:= IF([.B155]=7;1;[.B155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06" calcext:value-type="date">
            <text:p>06/06/18</text:p>
          </table:table-cell>
          <table:table-cell table:formula="of:= IF([.B156]=7;1;[.B156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07" calcext:value-type="date">
            <text:p>07/06/18</text:p>
          </table:table-cell>
          <table:table-cell table:formula="of:= IF([.B157]=7;1;[.B157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08" calcext:value-type="date">
            <text:p>08/06/18</text:p>
          </table:table-cell>
          <table:table-cell table:formula="of:= IF([.B158]=7;1;[.B158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09" calcext:value-type="date">
            <text:p>09/06/18</text:p>
          </table:table-cell>
          <table:table-cell table:formula="of:= IF([.B159]=7;1;[.B159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10" calcext:value-type="date">
            <text:p>10/06/18</text:p>
          </table:table-cell>
          <table:table-cell table:formula="of:= IF([.B160]=7;1;[.B160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11" calcext:value-type="date">
            <text:p>11/06/18</text:p>
          </table:table-cell>
          <table:table-cell table:formula="of:= IF([.B161]=7;1;[.B161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12" calcext:value-type="date">
            <text:p>12/06/18</text:p>
          </table:table-cell>
          <table:table-cell table:formula="of:= IF([.B162]=7;1;[.B162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13" calcext:value-type="date">
            <text:p>13/06/18</text:p>
          </table:table-cell>
          <table:table-cell table:formula="of:= IF([.B163]=7;1;[.B163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14" calcext:value-type="date">
            <text:p>14/06/18</text:p>
          </table:table-cell>
          <table:table-cell table:formula="of:= IF([.B164]=7;1;[.B164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15" calcext:value-type="date">
            <text:p>15/06/18</text:p>
          </table:table-cell>
          <table:table-cell table:formula="of:= IF([.B165]=7;1;[.B165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16" calcext:value-type="date">
            <text:p>16/06/18</text:p>
          </table:table-cell>
          <table:table-cell table:formula="of:= IF([.B166]=7;1;[.B166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17" calcext:value-type="date">
            <text:p>17/06/18</text:p>
          </table:table-cell>
          <table:table-cell table:formula="of:= IF([.B167]=7;1;[.B167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18" calcext:value-type="date">
            <text:p>18/06/18</text:p>
          </table:table-cell>
          <table:table-cell table:formula="of:= IF([.B168]=7;1;[.B168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19" calcext:value-type="date">
            <text:p>19/06/18</text:p>
          </table:table-cell>
          <table:table-cell table:formula="of:= IF([.B169]=7;1;[.B169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0" calcext:value-type="date">
            <text:p>20/06/18</text:p>
          </table:table-cell>
          <table:table-cell table:formula="of:= IF([.B170]=7;1;[.B170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1" calcext:value-type="date">
            <text:p>21/06/18</text:p>
          </table:table-cell>
          <table:table-cell table:formula="of:= IF([.B171]=7;1;[.B171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2" calcext:value-type="date">
            <text:p>22/06/18</text:p>
          </table:table-cell>
          <table:table-cell table:formula="of:= IF([.B172]=7;1;[.B172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3" calcext:value-type="date">
            <text:p>23/06/18</text:p>
          </table:table-cell>
          <table:table-cell table:formula="of:= IF([.B173]=7;1;[.B173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4" calcext:value-type="date">
            <text:p>24/06/18</text:p>
          </table:table-cell>
          <table:table-cell table:formula="of:= IF([.B174]=7;1;[.B174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5" calcext:value-type="date">
            <text:p>25/06/18</text:p>
          </table:table-cell>
          <table:table-cell table:formula="of:= IF([.B175]=7;1;[.B175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6" calcext:value-type="date">
            <text:p>26/06/18</text:p>
          </table:table-cell>
          <table:table-cell table:formula="of:= IF([.B176]=7;1;[.B176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7" calcext:value-type="date">
            <text:p>27/06/18</text:p>
          </table:table-cell>
          <table:table-cell table:formula="of:= IF([.B177]=7;1;[.B177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8" calcext:value-type="date">
            <text:p>28/06/18</text:p>
          </table:table-cell>
          <table:table-cell table:formula="of:= IF([.B178]=7;1;[.B178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29" calcext:value-type="date">
            <text:p>29/06/18</text:p>
          </table:table-cell>
          <table:table-cell table:formula="of:= IF([.B179]=7;1;[.B179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6-30" calcext:value-type="date">
            <text:p>30/06/18</text:p>
          </table:table-cell>
          <table:table-cell table:formula="of:= IF([.B180]=7;1;[.B180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01" calcext:value-type="date">
            <text:p>01/07/18</text:p>
          </table:table-cell>
          <table:table-cell table:formula="of:= IF([.B181]=7;1;[.B181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02" calcext:value-type="date">
            <text:p>02/07/18</text:p>
          </table:table-cell>
          <table:table-cell table:formula="of:= IF([.B182]=7;1;[.B182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03" calcext:value-type="date">
            <text:p>03/07/18</text:p>
          </table:table-cell>
          <table:table-cell table:formula="of:= IF([.B183]=7;1;[.B183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04" calcext:value-type="date">
            <text:p>04/07/18</text:p>
          </table:table-cell>
          <table:table-cell table:formula="of:= IF([.B184]=7;1;[.B184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05" calcext:value-type="date">
            <text:p>05/07/18</text:p>
          </table:table-cell>
          <table:table-cell table:formula="of:= IF([.B185]=7;1;[.B185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06" calcext:value-type="date">
            <text:p>06/07/18</text:p>
          </table:table-cell>
          <table:table-cell table:formula="of:= IF([.B186]=7;1;[.B186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07" calcext:value-type="date">
            <text:p>07/07/18</text:p>
          </table:table-cell>
          <table:table-cell table:formula="of:= IF([.B187]=7;1;[.B187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08" calcext:value-type="date">
            <text:p>08/07/18</text:p>
          </table:table-cell>
          <table:table-cell table:formula="of:= IF([.B188]=7;1;[.B188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09" calcext:value-type="date">
            <text:p>09/07/18</text:p>
          </table:table-cell>
          <table:table-cell table:formula="of:= IF([.B189]=7;1;[.B189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0" calcext:value-type="date">
            <text:p>10/07/18</text:p>
          </table:table-cell>
          <table:table-cell table:formula="of:= IF([.B190]=7;1;[.B190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1" calcext:value-type="date">
            <text:p>11/07/18</text:p>
          </table:table-cell>
          <table:table-cell table:formula="of:= IF([.B191]=7;1;[.B191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2" calcext:value-type="date">
            <text:p>12/07/18</text:p>
          </table:table-cell>
          <table:table-cell table:formula="of:= IF([.B192]=7;1;[.B192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3" calcext:value-type="date">
            <text:p>13/07/18</text:p>
          </table:table-cell>
          <table:table-cell table:formula="of:= IF([.B193]=7;1;[.B193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4" calcext:value-type="date">
            <text:p>14/07/18</text:p>
          </table:table-cell>
          <table:table-cell table:formula="of:= IF([.B194]=7;1;[.B194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5" calcext:value-type="date">
            <text:p>15/07/18</text:p>
          </table:table-cell>
          <table:table-cell table:formula="of:= IF([.B195]=7;1;[.B195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6" calcext:value-type="date">
            <text:p>16/07/18</text:p>
          </table:table-cell>
          <table:table-cell table:formula="of:= IF([.B196]=7;1;[.B196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7" calcext:value-type="date">
            <text:p>17/07/18</text:p>
          </table:table-cell>
          <table:table-cell table:formula="of:= IF([.B197]=7;1;[.B197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8" calcext:value-type="date">
            <text:p>18/07/18</text:p>
          </table:table-cell>
          <table:table-cell table:formula="of:= IF([.B198]=7;1;[.B198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19" calcext:value-type="date">
            <text:p>19/07/18</text:p>
          </table:table-cell>
          <table:table-cell table:formula="of:= IF([.B199]=7;1;[.B199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20" calcext:value-type="date">
            <text:p>20/07/18</text:p>
          </table:table-cell>
          <table:table-cell table:formula="of:= IF([.B200]=7;1;[.B200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21" calcext:value-type="date">
            <text:p>21/07/18</text:p>
          </table:table-cell>
          <table:table-cell table:formula="of:= IF([.B201]=7;1;[.B201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22" calcext:value-type="date">
            <text:p>22/07/18</text:p>
          </table:table-cell>
          <table:table-cell table:formula="of:= IF([.B202]=7;1;[.B202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23" calcext:value-type="date">
            <text:p>23/07/18</text:p>
          </table:table-cell>
          <table:table-cell table:formula="of:= IF([.B203]=7;1;[.B203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24" calcext:value-type="date">
            <text:p>24/07/18</text:p>
          </table:table-cell>
          <table:table-cell table:formula="of:= IF([.B204]=7;1;[.B204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25" calcext:value-type="date">
            <text:p>25/07/18</text:p>
          </table:table-cell>
          <table:table-cell table:formula="of:= IF([.B205]=7;1;[.B205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26" calcext:value-type="date">
            <text:p>26/07/18</text:p>
          </table:table-cell>
          <table:table-cell table:formula="of:= IF([.B206]=7;1;[.B206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27" calcext:value-type="date">
            <text:p>27/07/18</text:p>
          </table:table-cell>
          <table:table-cell table:formula="of:= IF([.B207]=7;1;[.B207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28" calcext:value-type="date">
            <text:p>28/07/18</text:p>
          </table:table-cell>
          <table:table-cell table:formula="of:= IF([.B208]=7;1;[.B208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29" calcext:value-type="date">
            <text:p>29/07/18</text:p>
          </table:table-cell>
          <table:table-cell table:formula="of:= IF([.B209]=7;1;[.B209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30" calcext:value-type="date">
            <text:p>30/07/18</text:p>
          </table:table-cell>
          <table:table-cell table:formula="of:= IF([.B210]=7;1;[.B210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7-31" calcext:value-type="date">
            <text:p>31/07/18</text:p>
          </table:table-cell>
          <table:table-cell table:formula="of:= IF([.B211]=7;1;[.B211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01" calcext:value-type="date">
            <text:p>01/08/18</text:p>
          </table:table-cell>
          <table:table-cell table:formula="of:= IF([.B212]=7;1;[.B212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02" calcext:value-type="date">
            <text:p>02/08/18</text:p>
          </table:table-cell>
          <table:table-cell table:formula="of:= IF([.B213]=7;1;[.B213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03" calcext:value-type="date">
            <text:p>03/08/18</text:p>
          </table:table-cell>
          <table:table-cell table:formula="of:= IF([.B214]=7;1;[.B214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04" calcext:value-type="date">
            <text:p>04/08/18</text:p>
          </table:table-cell>
          <table:table-cell table:formula="of:= IF([.B215]=7;1;[.B215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05" calcext:value-type="date">
            <text:p>05/08/18</text:p>
          </table:table-cell>
          <table:table-cell table:formula="of:= IF([.B216]=7;1;[.B216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06" calcext:value-type="date">
            <text:p>06/08/18</text:p>
          </table:table-cell>
          <table:table-cell table:formula="of:= IF([.B217]=7;1;[.B217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07" calcext:value-type="date">
            <text:p>07/08/18</text:p>
          </table:table-cell>
          <table:table-cell table:formula="of:= IF([.B218]=7;1;[.B218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08" calcext:value-type="date">
            <text:p>08/08/18</text:p>
          </table:table-cell>
          <table:table-cell table:formula="of:= IF([.B219]=7;1;[.B219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09" calcext:value-type="date">
            <text:p>09/08/18</text:p>
          </table:table-cell>
          <table:table-cell table:formula="of:= IF([.B220]=7;1;[.B220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10" calcext:value-type="date">
            <text:p>10/08/18</text:p>
          </table:table-cell>
          <table:table-cell table:formula="of:= IF([.B221]=7;1;[.B221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11" calcext:value-type="date">
            <text:p>11/08/18</text:p>
          </table:table-cell>
          <table:table-cell table:formula="of:= IF([.B222]=7;1;[.B222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12" calcext:value-type="date">
            <text:p>12/08/18</text:p>
          </table:table-cell>
          <table:table-cell table:formula="of:= IF([.B223]=7;1;[.B223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13" calcext:value-type="date">
            <text:p>13/08/18</text:p>
          </table:table-cell>
          <table:table-cell table:formula="of:= IF([.B224]=7;1;[.B224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14" calcext:value-type="date">
            <text:p>14/08/18</text:p>
          </table:table-cell>
          <table:table-cell table:formula="of:= IF([.B225]=7;1;[.B225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15" calcext:value-type="date">
            <text:p>15/08/18</text:p>
          </table:table-cell>
          <table:table-cell table:formula="of:= IF([.B226]=7;1;[.B226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16" calcext:value-type="date">
            <text:p>16/08/18</text:p>
          </table:table-cell>
          <table:table-cell table:formula="of:= IF([.B227]=7;1;[.B227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17" calcext:value-type="date">
            <text:p>17/08/18</text:p>
          </table:table-cell>
          <table:table-cell table:formula="of:= IF([.B228]=7;1;[.B228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18" calcext:value-type="date">
            <text:p>18/08/18</text:p>
          </table:table-cell>
          <table:table-cell table:formula="of:= IF([.B229]=7;1;[.B229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19" calcext:value-type="date">
            <text:p>19/08/18</text:p>
          </table:table-cell>
          <table:table-cell table:formula="of:= IF([.B230]=7;1;[.B230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0" calcext:value-type="date">
            <text:p>20/08/18</text:p>
          </table:table-cell>
          <table:table-cell table:formula="of:= IF([.B231]=7;1;[.B231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1" calcext:value-type="date">
            <text:p>21/08/18</text:p>
          </table:table-cell>
          <table:table-cell table:formula="of:= IF([.B232]=7;1;[.B232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2" calcext:value-type="date">
            <text:p>22/08/18</text:p>
          </table:table-cell>
          <table:table-cell table:formula="of:= IF([.B233]=7;1;[.B233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3" calcext:value-type="date">
            <text:p>23/08/18</text:p>
          </table:table-cell>
          <table:table-cell table:formula="of:= IF([.B234]=7;1;[.B234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4" calcext:value-type="date">
            <text:p>24/08/18</text:p>
          </table:table-cell>
          <table:table-cell table:formula="of:= IF([.B235]=7;1;[.B235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5" calcext:value-type="date">
            <text:p>25/08/18</text:p>
          </table:table-cell>
          <table:table-cell table:formula="of:= IF([.B236]=7;1;[.B236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6" calcext:value-type="date">
            <text:p>26/08/18</text:p>
          </table:table-cell>
          <table:table-cell table:formula="of:= IF([.B237]=7;1;[.B237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7" calcext:value-type="date">
            <text:p>27/08/18</text:p>
          </table:table-cell>
          <table:table-cell table:formula="of:= IF([.B238]=7;1;[.B238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8" calcext:value-type="date">
            <text:p>28/08/18</text:p>
          </table:table-cell>
          <table:table-cell table:formula="of:= IF([.B239]=7;1;[.B239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29" calcext:value-type="date">
            <text:p>29/08/18</text:p>
          </table:table-cell>
          <table:table-cell table:formula="of:= IF([.B240]=7;1;[.B240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30" calcext:value-type="date">
            <text:p>30/08/18</text:p>
          </table:table-cell>
          <table:table-cell table:formula="of:= IF([.B241]=7;1;[.B241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8-31" calcext:value-type="date">
            <text:p>31/08/18</text:p>
          </table:table-cell>
          <table:table-cell table:formula="of:= IF([.B242]=7;1;[.B242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01" calcext:value-type="date">
            <text:p>01/09/18</text:p>
          </table:table-cell>
          <table:table-cell table:formula="of:= IF([.B243]=7;1;[.B243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02" calcext:value-type="date">
            <text:p>02/09/18</text:p>
          </table:table-cell>
          <table:table-cell table:formula="of:= IF([.B244]=7;1;[.B244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03" calcext:value-type="date">
            <text:p>03/09/18</text:p>
          </table:table-cell>
          <table:table-cell table:formula="of:= IF([.B245]=7;1;[.B245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04" calcext:value-type="date">
            <text:p>04/09/18</text:p>
          </table:table-cell>
          <table:table-cell table:formula="of:= IF([.B246]=7;1;[.B246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05" calcext:value-type="date">
            <text:p>05/09/18</text:p>
          </table:table-cell>
          <table:table-cell table:formula="of:= IF([.B247]=7;1;[.B247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06" calcext:value-type="date">
            <text:p>06/09/18</text:p>
          </table:table-cell>
          <table:table-cell table:formula="of:= IF([.B248]=7;1;[.B248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07" calcext:value-type="date">
            <text:p>07/09/18</text:p>
          </table:table-cell>
          <table:table-cell table:formula="of:= IF([.B249]=7;1;[.B249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08" calcext:value-type="date">
            <text:p>08/09/18</text:p>
          </table:table-cell>
          <table:table-cell table:formula="of:= IF([.B250]=7;1;[.B250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09" calcext:value-type="date">
            <text:p>09/09/18</text:p>
          </table:table-cell>
          <table:table-cell table:formula="of:= IF([.B251]=7;1;[.B251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0" calcext:value-type="date">
            <text:p>10/09/18</text:p>
          </table:table-cell>
          <table:table-cell table:formula="of:= IF([.B252]=7;1;[.B252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1" calcext:value-type="date">
            <text:p>11/09/18</text:p>
          </table:table-cell>
          <table:table-cell table:formula="of:= IF([.B253]=7;1;[.B253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2" calcext:value-type="date">
            <text:p>12/09/18</text:p>
          </table:table-cell>
          <table:table-cell table:formula="of:= IF([.B254]=7;1;[.B254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3" calcext:value-type="date">
            <text:p>13/09/18</text:p>
          </table:table-cell>
          <table:table-cell table:formula="of:= IF([.B255]=7;1;[.B255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4" calcext:value-type="date">
            <text:p>14/09/18</text:p>
          </table:table-cell>
          <table:table-cell table:formula="of:= IF([.B256]=7;1;[.B256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5" calcext:value-type="date">
            <text:p>15/09/18</text:p>
          </table:table-cell>
          <table:table-cell table:formula="of:= IF([.B257]=7;1;[.B257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6" calcext:value-type="date">
            <text:p>16/09/18</text:p>
          </table:table-cell>
          <table:table-cell table:formula="of:= IF([.B258]=7;1;[.B258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7" calcext:value-type="date">
            <text:p>17/09/18</text:p>
          </table:table-cell>
          <table:table-cell table:formula="of:= IF([.B259]=7;1;[.B259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8" calcext:value-type="date">
            <text:p>18/09/18</text:p>
          </table:table-cell>
          <table:table-cell table:formula="of:= IF([.B260]=7;1;[.B260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19" calcext:value-type="date">
            <text:p>19/09/18</text:p>
          </table:table-cell>
          <table:table-cell table:formula="of:= IF([.B261]=7;1;[.B261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20" calcext:value-type="date">
            <text:p>20/09/18</text:p>
          </table:table-cell>
          <table:table-cell table:formula="of:= IF([.B262]=7;1;[.B262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21" calcext:value-type="date">
            <text:p>21/09/18</text:p>
          </table:table-cell>
          <table:table-cell table:formula="of:= IF([.B263]=7;1;[.B263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22" calcext:value-type="date">
            <text:p>22/09/18</text:p>
          </table:table-cell>
          <table:table-cell table:formula="of:= IF([.B264]=7;1;[.B264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23" calcext:value-type="date">
            <text:p>23/09/18</text:p>
          </table:table-cell>
          <table:table-cell table:formula="of:= IF([.B265]=7;1;[.B265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24" calcext:value-type="date">
            <text:p>24/09/18</text:p>
          </table:table-cell>
          <table:table-cell table:formula="of:= IF([.B266]=7;1;[.B266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25" calcext:value-type="date">
            <text:p>25/09/18</text:p>
          </table:table-cell>
          <table:table-cell table:formula="of:= IF([.B267]=7;1;[.B267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26" calcext:value-type="date">
            <text:p>26/09/18</text:p>
          </table:table-cell>
          <table:table-cell table:formula="of:= IF([.B268]=7;1;[.B268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27" calcext:value-type="date">
            <text:p>27/09/18</text:p>
          </table:table-cell>
          <table:table-cell table:formula="of:= IF([.B269]=7;1;[.B269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28" calcext:value-type="date">
            <text:p>28/09/18</text:p>
          </table:table-cell>
          <table:table-cell table:formula="of:= IF([.B270]=7;1;[.B270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29" calcext:value-type="date">
            <text:p>29/09/18</text:p>
          </table:table-cell>
          <table:table-cell table:formula="of:= IF([.B271]=7;1;[.B271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09-30" calcext:value-type="date">
            <text:p>30/09/18</text:p>
          </table:table-cell>
          <table:table-cell table:formula="of:= IF([.B272]=7;1;[.B272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1" calcext:value-type="date">
            <text:p>01/10/18</text:p>
          </table:table-cell>
          <table:table-cell table:formula="of:= IF([.B273]=7;1;[.B273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2" calcext:value-type="date">
            <text:p>02/10/18</text:p>
          </table:table-cell>
          <table:table-cell table:formula="of:= IF([.B274]=7;1;[.B274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3" calcext:value-type="date">
            <text:p>03/10/18</text:p>
          </table:table-cell>
          <table:table-cell table:formula="of:= IF([.B275]=7;1;[.B275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4" calcext:value-type="date">
            <text:p>04/10/18</text:p>
          </table:table-cell>
          <table:table-cell table:formula="of:= IF([.B276]=7;1;[.B276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5" calcext:value-type="date">
            <text:p>05/10/18</text:p>
          </table:table-cell>
          <table:table-cell table:formula="of:= IF([.B277]=7;1;[.B277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6" calcext:value-type="date">
            <text:p>06/10/18</text:p>
          </table:table-cell>
          <table:table-cell table:formula="of:= IF([.B278]=7;1;[.B278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7" calcext:value-type="date">
            <text:p>07/10/18</text:p>
          </table:table-cell>
          <table:table-cell table:formula="of:= IF([.B279]=7;1;[.B279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8" calcext:value-type="date">
            <text:p>08/10/18</text:p>
          </table:table-cell>
          <table:table-cell table:formula="of:= IF([.B280]=7;1;[.B280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09" calcext:value-type="date">
            <text:p>09/10/18</text:p>
          </table:table-cell>
          <table:table-cell table:formula="of:= IF([.B281]=7;1;[.B281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0" calcext:value-type="date">
            <text:p>10/10/18</text:p>
          </table:table-cell>
          <table:table-cell table:formula="of:= IF([.B282]=7;1;[.B282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1" calcext:value-type="date">
            <text:p>11/10/18</text:p>
          </table:table-cell>
          <table:table-cell table:formula="of:= IF([.B283]=7;1;[.B283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2" calcext:value-type="date">
            <text:p>12/10/18</text:p>
          </table:table-cell>
          <table:table-cell table:formula="of:= IF([.B284]=7;1;[.B284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3" calcext:value-type="date">
            <text:p>13/10/18</text:p>
          </table:table-cell>
          <table:table-cell table:formula="of:= IF([.B285]=7;1;[.B285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4" calcext:value-type="date">
            <text:p>14/10/18</text:p>
          </table:table-cell>
          <table:table-cell table:formula="of:= IF([.B286]=7;1;[.B286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5" calcext:value-type="date">
            <text:p>15/10/18</text:p>
          </table:table-cell>
          <table:table-cell table:formula="of:= IF([.B287]=7;1;[.B287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6" calcext:value-type="date">
            <text:p>16/10/18</text:p>
          </table:table-cell>
          <table:table-cell table:formula="of:= IF([.B288]=7;1;[.B288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7" calcext:value-type="date">
            <text:p>17/10/18</text:p>
          </table:table-cell>
          <table:table-cell table:formula="of:= IF([.B289]=7;1;[.B289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8" calcext:value-type="date">
            <text:p>18/10/18</text:p>
          </table:table-cell>
          <table:table-cell table:formula="of:= IF([.B290]=7;1;[.B290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19" calcext:value-type="date">
            <text:p>19/10/18</text:p>
          </table:table-cell>
          <table:table-cell table:formula="of:= IF([.B291]=7;1;[.B291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20" calcext:value-type="date">
            <text:p>20/10/18</text:p>
          </table:table-cell>
          <table:table-cell table:formula="of:= IF([.B292]=7;1;[.B292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21" calcext:value-type="date">
            <text:p>21/10/18</text:p>
          </table:table-cell>
          <table:table-cell table:formula="of:= IF([.B293]=7;1;[.B293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22" calcext:value-type="date">
            <text:p>22/10/18</text:p>
          </table:table-cell>
          <table:table-cell table:formula="of:= IF([.B294]=7;1;[.B294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23" calcext:value-type="date">
            <text:p>23/10/18</text:p>
          </table:table-cell>
          <table:table-cell table:formula="of:= IF([.B295]=7;1;[.B295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24" calcext:value-type="date">
            <text:p>24/10/18</text:p>
          </table:table-cell>
          <table:table-cell table:formula="of:= IF([.B296]=7;1;[.B296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25" calcext:value-type="date">
            <text:p>25/10/18</text:p>
          </table:table-cell>
          <table:table-cell table:formula="of:= IF([.B297]=7;1;[.B297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26" calcext:value-type="date">
            <text:p>26/10/18</text:p>
          </table:table-cell>
          <table:table-cell table:formula="of:= IF([.B298]=7;1;[.B298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27" calcext:value-type="date">
            <text:p>27/10/18</text:p>
          </table:table-cell>
          <table:table-cell table:formula="of:= IF([.B299]=7;1;[.B299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28" calcext:value-type="date">
            <text:p>28/10/18</text:p>
          </table:table-cell>
          <table:table-cell table:formula="of:= IF([.B300]=7;1;[.B300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29" calcext:value-type="date">
            <text:p>29/10/18</text:p>
          </table:table-cell>
          <table:table-cell table:formula="of:= IF([.B301]=7;1;[.B301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30" calcext:value-type="date">
            <text:p>30/10/18</text:p>
          </table:table-cell>
          <table:table-cell table:formula="of:= IF([.B302]=7;1;[.B302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0-31" calcext:value-type="date">
            <text:p>31/10/18</text:p>
          </table:table-cell>
          <table:table-cell table:formula="of:= IF([.B303]=7;1;[.B303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01" calcext:value-type="date">
            <text:p>01/11/18</text:p>
          </table:table-cell>
          <table:table-cell table:formula="of:= IF([.B304]=7;1;[.B304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02" calcext:value-type="date">
            <text:p>02/11/18</text:p>
          </table:table-cell>
          <table:table-cell table:formula="of:= IF([.B305]=7;1;[.B305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03" calcext:value-type="date">
            <text:p>03/11/18</text:p>
          </table:table-cell>
          <table:table-cell table:formula="of:= IF([.B306]=7;1;[.B306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04" calcext:value-type="date">
            <text:p>04/11/18</text:p>
          </table:table-cell>
          <table:table-cell table:formula="of:= IF([.B307]=7;1;[.B307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05" calcext:value-type="date">
            <text:p>05/11/18</text:p>
          </table:table-cell>
          <table:table-cell table:formula="of:= IF([.B308]=7;1;[.B308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06" calcext:value-type="date">
            <text:p>06/11/18</text:p>
          </table:table-cell>
          <table:table-cell table:formula="of:= IF([.B309]=7;1;[.B309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07" calcext:value-type="date">
            <text:p>07/11/18</text:p>
          </table:table-cell>
          <table:table-cell table:formula="of:= IF([.B310]=7;1;[.B310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08" calcext:value-type="date">
            <text:p>08/11/18</text:p>
          </table:table-cell>
          <table:table-cell table:formula="of:= IF([.B311]=7;1;[.B311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09" calcext:value-type="date">
            <text:p>09/11/18</text:p>
          </table:table-cell>
          <table:table-cell table:formula="of:= IF([.B312]=7;1;[.B312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10" calcext:value-type="date">
            <text:p>10/11/18</text:p>
          </table:table-cell>
          <table:table-cell table:formula="of:= IF([.B313]=7;1;[.B313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11" calcext:value-type="date">
            <text:p>11/11/18</text:p>
          </table:table-cell>
          <table:table-cell table:formula="of:= IF([.B314]=7;1;[.B314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12" calcext:value-type="date">
            <text:p>12/11/18</text:p>
          </table:table-cell>
          <table:table-cell table:formula="of:= IF([.B315]=7;1;[.B315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13" calcext:value-type="date">
            <text:p>13/11/18</text:p>
          </table:table-cell>
          <table:table-cell table:formula="of:= IF([.B316]=7;1;[.B316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14" calcext:value-type="date">
            <text:p>14/11/18</text:p>
          </table:table-cell>
          <table:table-cell table:formula="of:= IF([.B317]=7;1;[.B317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15" calcext:value-type="date">
            <text:p>15/11/18</text:p>
          </table:table-cell>
          <table:table-cell table:formula="of:= IF([.B318]=7;1;[.B318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16" calcext:value-type="date">
            <text:p>16/11/18</text:p>
          </table:table-cell>
          <table:table-cell table:formula="of:= IF([.B319]=7;1;[.B319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17" calcext:value-type="date">
            <text:p>17/11/18</text:p>
          </table:table-cell>
          <table:table-cell table:formula="of:= IF([.B320]=7;1;[.B320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18" calcext:value-type="date">
            <text:p>18/11/18</text:p>
          </table:table-cell>
          <table:table-cell table:formula="of:= IF([.B321]=7;1;[.B321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19" calcext:value-type="date">
            <text:p>19/11/18</text:p>
          </table:table-cell>
          <table:table-cell table:formula="of:= IF([.B322]=7;1;[.B322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0" calcext:value-type="date">
            <text:p>20/11/18</text:p>
          </table:table-cell>
          <table:table-cell table:formula="of:= IF([.B323]=7;1;[.B323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1" calcext:value-type="date">
            <text:p>21/11/18</text:p>
          </table:table-cell>
          <table:table-cell table:formula="of:= IF([.B324]=7;1;[.B324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2" calcext:value-type="date">
            <text:p>22/11/18</text:p>
          </table:table-cell>
          <table:table-cell table:formula="of:= IF([.B325]=7;1;[.B325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3" calcext:value-type="date">
            <text:p>23/11/18</text:p>
          </table:table-cell>
          <table:table-cell table:formula="of:= IF([.B326]=7;1;[.B326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4" calcext:value-type="date">
            <text:p>24/11/18</text:p>
          </table:table-cell>
          <table:table-cell table:formula="of:= IF([.B327]=7;1;[.B327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5" calcext:value-type="date">
            <text:p>25/11/18</text:p>
          </table:table-cell>
          <table:table-cell table:formula="of:= IF([.B328]=7;1;[.B328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6" calcext:value-type="date">
            <text:p>26/11/18</text:p>
          </table:table-cell>
          <table:table-cell table:formula="of:= IF([.B329]=7;1;[.B329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7" calcext:value-type="date">
            <text:p>27/11/18</text:p>
          </table:table-cell>
          <table:table-cell table:formula="of:= IF([.B330]=7;1;[.B330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8" calcext:value-type="date">
            <text:p>28/11/18</text:p>
          </table:table-cell>
          <table:table-cell table:formula="of:= IF([.B331]=7;1;[.B331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29" calcext:value-type="date">
            <text:p>29/11/18</text:p>
          </table:table-cell>
          <table:table-cell table:formula="of:= IF([.B332]=7;1;[.B332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1-30" calcext:value-type="date">
            <text:p>30/11/18</text:p>
          </table:table-cell>
          <table:table-cell table:formula="of:= IF([.B333]=7;1;[.B333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01" calcext:value-type="date">
            <text:p>01/12/18</text:p>
          </table:table-cell>
          <table:table-cell table:formula="of:= IF([.B334]=7;1;[.B334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02" calcext:value-type="date">
            <text:p>02/12/18</text:p>
          </table:table-cell>
          <table:table-cell table:formula="of:= IF([.B335]=7;1;[.B335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03" calcext:value-type="date">
            <text:p>03/12/18</text:p>
          </table:table-cell>
          <table:table-cell table:formula="of:= IF([.B336]=7;1;[.B336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04" calcext:value-type="date">
            <text:p>04/12/18</text:p>
          </table:table-cell>
          <table:table-cell table:formula="of:= IF([.B337]=7;1;[.B337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05" calcext:value-type="date">
            <text:p>05/12/18</text:p>
          </table:table-cell>
          <table:table-cell table:formula="of:= IF([.B338]=7;1;[.B338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06" calcext:value-type="date">
            <text:p>06/12/18</text:p>
          </table:table-cell>
          <table:table-cell table:formula="of:= IF([.B339]=7;1;[.B339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07" calcext:value-type="date">
            <text:p>07/12/18</text:p>
          </table:table-cell>
          <table:table-cell table:formula="of:= IF([.B340]=7;1;[.B340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08" calcext:value-type="date">
            <text:p>08/12/18</text:p>
          </table:table-cell>
          <table:table-cell table:formula="of:= IF([.B341]=7;1;[.B341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09" calcext:value-type="date">
            <text:p>09/12/18</text:p>
          </table:table-cell>
          <table:table-cell table:formula="of:= IF([.B342]=7;1;[.B342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0" calcext:value-type="date">
            <text:p>10/12/18</text:p>
          </table:table-cell>
          <table:table-cell table:formula="of:= IF([.B343]=7;1;[.B343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1" calcext:value-type="date">
            <text:p>11/12/18</text:p>
          </table:table-cell>
          <table:table-cell table:formula="of:= IF([.B344]=7;1;[.B344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2" calcext:value-type="date">
            <text:p>12/12/18</text:p>
          </table:table-cell>
          <table:table-cell table:formula="of:= IF([.B345]=7;1;[.B345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3" calcext:value-type="date">
            <text:p>13/12/18</text:p>
          </table:table-cell>
          <table:table-cell table:formula="of:= IF([.B346]=7;1;[.B346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4" calcext:value-type="date">
            <text:p>14/12/18</text:p>
          </table:table-cell>
          <table:table-cell table:formula="of:= IF([.B347]=7;1;[.B347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5" calcext:value-type="date">
            <text:p>15/12/18</text:p>
          </table:table-cell>
          <table:table-cell table:formula="of:= IF([.B348]=7;1;[.B348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6" calcext:value-type="date">
            <text:p>16/12/18</text:p>
          </table:table-cell>
          <table:table-cell table:formula="of:= IF([.B349]=7;1;[.B349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7" calcext:value-type="date">
            <text:p>17/12/18</text:p>
          </table:table-cell>
          <table:table-cell table:formula="of:= IF([.B350]=7;1;[.B350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8" calcext:value-type="date">
            <text:p>18/12/18</text:p>
          </table:table-cell>
          <table:table-cell table:formula="of:= IF([.B351]=7;1;[.B351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19" calcext:value-type="date">
            <text:p>19/12/18</text:p>
          </table:table-cell>
          <table:table-cell table:formula="of:= IF([.B352]=7;1;[.B352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20" calcext:value-type="date">
            <text:p>20/12/18</text:p>
          </table:table-cell>
          <table:table-cell table:formula="of:= IF([.B353]=7;1;[.B353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21" calcext:value-type="date">
            <text:p>21/12/18</text:p>
          </table:table-cell>
          <table:table-cell table:formula="of:= IF([.B354]=7;1;[.B354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22" calcext:value-type="date">
            <text:p>22/12/18</text:p>
          </table:table-cell>
          <table:table-cell table:formula="of:= IF([.B355]=7;1;[.B355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23" calcext:value-type="date">
            <text:p>23/12/18</text:p>
          </table:table-cell>
          <table:table-cell table:formula="of:= IF([.B356]=7;1;[.B356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24" calcext:value-type="date">
            <text:p>24/12/18</text:p>
          </table:table-cell>
          <table:table-cell table:formula="of:= IF([.B357]=7;1;[.B357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25" calcext:value-type="date">
            <text:p>25/12/18</text:p>
          </table:table-cell>
          <table:table-cell table:formula="of:= IF([.B358]=7;1;[.B358]+1)" office:value-type="float" office:value="2" calcext:value-type="float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26" calcext:value-type="date">
            <text:p>26/12/18</text:p>
          </table:table-cell>
          <table:table-cell table:formula="of:= IF([.B359]=7;1;[.B359]+1)" office:value-type="float" office:value="3" calcext:value-type="float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27" calcext:value-type="date">
            <text:p>27/12/18</text:p>
          </table:table-cell>
          <table:table-cell table:formula="of:= IF([.B360]=7;1;[.B360]+1)"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28" calcext:value-type="date">
            <text:p>28/12/18</text:p>
          </table:table-cell>
          <table:table-cell table:formula="of:= IF([.B361]=7;1;[.B361]+1)"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29" calcext:value-type="date">
            <text:p>29/12/18</text:p>
          </table:table-cell>
          <table:table-cell table:formula="of:= IF([.B362]=7;1;[.B362]+1)" office:value-type="float" office:value="6" calcext:value-type="float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30" calcext:value-type="date">
            <text:p>30/12/18</text:p>
          </table:table-cell>
          <table:table-cell table:formula="of:= IF([.B363]=7;1;[.B363]+1)" office:value-type="float" office:value="7" calcext:value-type="float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8-12-31" calcext:value-type="date">
            <text:p>31/12/18</text:p>
          </table:table-cell>
          <table:table-cell table:formula="of:= IF([.B364]=7;1;[.B364]+1)"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2:31:01.099611786</meta:creation-date>
    <dc:date>2018-03-27T22:39:07.486525718</dc:date>
    <meta:editing-duration>PT8M12S</meta:editing-duration>
    <meta:editing-cycles>1</meta:editing-cycles>
    <meta:generator>LibreOffice/5.1.6.2$Linux_X86_64 LibreOffice_project/10m0$Build-2</meta:generator>
    <meta:document-statistic meta:table-count="1" meta:cell-count="2190" meta:object-count="0"/>
  </office:meta>
</office:document-meta>
</file>